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style="italic" fo:font-weight="bold" officeooo:rsid="0003ae12" officeooo:paragraph-rsid="0003ae12" style:font-size-asian="28pt" style:font-style-asian="italic" style:font-weight-asian="bold" style:font-size-complex="28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officeooo:rsid="0003ae12" officeooo:paragraph-rsid="0003ae12" style:font-size-asian="24pt" style:font-weight-asian="bold" style:font-size-complex="2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rsid="00042557" officeooo:paragraph-rsid="0003ae12"/>
    </style:style>
    <style:style style:name="P4" style:family="paragraph" style:parent-style-name="Standard">
      <style:paragraph-properties fo:text-align="start" style:justify-single-word="false"/>
      <style:text-properties style:font-name="Arial" fo:font-size="10pt" fo:font-weight="normal" officeooo:rsid="000aab84" officeooo:paragraph-rsid="000e5048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font-weight="normal" officeooo:rsid="000aab84" officeooo:paragraph-rsid="000e5048" style:font-size-asian="8.75pt" style:font-weight-asian="normal" style:font-size-complex="10pt" style:font-weight-complex="normal"/>
    </style:style>
    <style:style style:name="P6" style:family="paragraph" style:parent-style-name="Standard">
      <style:text-properties fo:color="#80808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color="#808080" style:font-name="Consolas" fo:font-size="10pt" fo:font-style="normal" fo:font-weight="bold" officeooo:paragraph-rsid="00098261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Standard">
      <style:text-properties fo:color="#000000" style:font-name="Consolas" fo:font-size="10pt" fo:font-style="normal" fo:font-weight="normal" officeooo:rsid="00086b7f" officeooo:paragraph-rsid="00086b7f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fo:color="#000000" style:font-name="Consola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officeooo:paragraph-rsid="00098261"/>
    </style:style>
    <style:style style:name="P12" style:family="paragraph" style:parent-style-name="Standard">
      <style:text-properties fo:color="#000000" style:font-name="Consolas" fo:font-size="10pt" fo:font-style="normal" fo:font-weight="normal" officeooo:rsid="00098261" officeooo:paragraph-rsid="00098261" fo:background-color="#ffffff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text-properties fo:color="#000000" style:font-name="Consolas1" fo:font-size="9.5pt" fo:background-color="#ffffff" style:font-size-asian="9.5pt"/>
    </style:style>
    <style:style style:name="P14" style:family="paragraph" style:parent-style-name="Standard">
      <style:text-properties fo:color="#000000" style:font-name="Consolas1" fo:font-size="9.5pt" officeooo:rsid="00098261" fo:background-color="#ffffff" style:font-size-asian="9.5pt"/>
    </style:style>
    <style:style style:name="P15" style:family="paragraph" style:parent-style-name="Standard">
      <style:text-properties fo:color="#000000" style:font-name="Consolas1" fo:font-size="9.5pt" officeooo:rsid="00098261" officeooo:paragraph-rsid="00098261" fo:background-color="#ffffff" style:font-size-asian="9.5pt"/>
    </style:style>
    <style:style style:name="P16" style:family="paragraph" style:parent-style-name="Standard">
      <style:text-properties fo:color="#000000" style:font-name="Consolas1" fo:font-size="9.5pt" fo:font-style="normal" fo:font-weight="normal" officeooo:rsid="00098261" officeooo:paragraph-rsid="00098261" fo:background-color="#ffffff" style:font-size-asian="9.5pt" style:font-style-asian="normal" style:font-weight-asian="normal" style:font-size-complex="10pt" style:font-style-complex="normal" style:font-weight-complex="normal"/>
    </style:style>
    <style:style style:name="P17" style:family="paragraph" style:parent-style-name="Standard">
      <style:text-properties style:font-name="Arial" fo:font-size="10pt" fo:font-style="normal" fo:font-weight="normal" officeooo:rsid="00133e65" officeooo:paragraph-rsid="00133e65" style:font-size-asian="8.75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text-properties style:font-name="Arial" fo:font-size="10pt" fo:font-style="normal" fo:font-weight="normal" officeooo:rsid="001771c9" officeooo:paragraph-rsid="001771c9" style:font-size-asian="8.75pt" style:font-style-asian="normal" style:font-weight-asian="normal" style:font-size-complex="10pt" style:font-style-complex="normal" style:font-weight-complex="normal"/>
    </style:style>
    <style:style style:name="P19" style:family="paragraph" style:parent-style-name="Standard">
      <style:text-properties style:font-name="Arial" fo:font-size="10pt" fo:font-style="normal" fo:font-weight="normal" officeooo:rsid="001771c9" officeooo:paragraph-rsid="001adc65" style:font-size-asian="8.75pt" style:font-style-asian="normal" style:font-weight-asian="normal" style:font-size-complex="10pt" style:font-style-complex="normal" style:font-weight-complex="normal"/>
    </style:style>
    <style:style style:name="P20" style:family="paragraph" style:parent-style-name="Standard">
      <style:text-properties style:font-name="Arial" fo:font-size="10pt" fo:font-style="normal" fo:font-weight="normal" officeooo:rsid="001771c9" officeooo:paragraph-rsid="00328291" style:font-size-asian="8.75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>
      <style:text-properties style:font-name="Arial" fo:font-size="10pt" fo:font-style="normal" fo:font-weight="normal" officeooo:rsid="001adc65" officeooo:paragraph-rsid="001adc65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text-properties style:font-name="Arial" fo:font-size="10pt" fo:font-style="normal" fo:font-weight="normal" officeooo:rsid="001adc65" officeooo:paragraph-rsid="00207a00" style:font-size-asian="8.75pt" style:font-style-asian="normal" style:font-weight-asian="normal" style:font-size-complex="10pt" style:font-style-complex="normal" style:font-weight-complex="normal"/>
    </style:style>
    <style:style style:name="P23" style:family="paragraph" style:parent-style-name="Standard">
      <style:text-properties style:font-name="Arial" fo:font-size="10pt" fo:font-style="normal" fo:font-weight="bold" officeooo:rsid="001adc65" officeooo:paragraph-rsid="001adc65" style:font-size-asian="8.75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text-properties style:font-name="Arial" fo:font-size="10pt" fo:font-style="normal" fo:font-weight="bold" officeooo:rsid="001adc65" officeooo:paragraph-rsid="001ecee2" style:font-size-asian="8.75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text-properties style:font-name="Arial" fo:font-size="10pt" fo:font-style="normal" fo:font-weight="bold" officeooo:rsid="001adc65" officeooo:paragraph-rsid="0022eee4" style:font-size-asian="8.75pt" style:font-style-asian="normal" style:font-weight-asian="bold" style:font-size-complex="10pt" style:font-style-complex="normal" style:font-weight-complex="bold"/>
    </style:style>
    <style:style style:name="P26" style:family="paragraph" style:parent-style-name="Standard">
      <style:text-properties style:font-name="Arial" fo:font-size="10pt" officeooo:rsid="0011270d" officeooo:paragraph-rsid="001293aa" style:font-size-asian="10pt" style:font-size-complex="10pt"/>
    </style:style>
    <style:style style:name="P27" style:family="paragraph" style:parent-style-name="Standard">
      <style:text-properties style:font-name="Arial" fo:font-size="10pt" officeooo:rsid="0026a569" officeooo:paragraph-rsid="0026a569" style:font-size-asian="10pt" style:font-size-complex="10pt"/>
    </style:style>
    <style:style style:name="P28" style:family="paragraph" style:parent-style-name="Standard">
      <style:text-properties style:font-name="Arial" fo:font-size="10pt" fo:font-style="normal" fo:font-weight="bold" officeooo:rsid="0023eda8" officeooo:paragraph-rsid="0023eda8" style:font-size-asian="8.75pt" style:font-style-asian="normal" style:font-weight-asian="bold" style:font-size-complex="10pt" style:font-style-complex="normal" style:font-weight-complex="bold"/>
    </style:style>
    <style:style style:name="P29" style:family="paragraph" style:parent-style-name="Standard">
      <style:text-properties style:font-name="Arial" fo:font-size="10pt" fo:font-weight="bold" officeooo:rsid="002c632a" officeooo:paragraph-rsid="002c632a" style:font-size-asian="10pt" style:font-weight-asian="bold" style:font-size-complex="10pt" style:font-weight-complex="bold"/>
    </style:style>
    <style:style style:name="P30" style:family="paragraph" style:parent-style-name="Standard">
      <style:text-properties style:font-name="Arial" fo:font-size="10pt" fo:font-weight="bold" officeooo:rsid="002c632a" officeooo:paragraph-rsid="00328291" style:font-size-asian="10pt" style:font-weight-asian="bold" style:font-size-complex="10pt" style:font-weight-complex="bold"/>
    </style:style>
    <style:style style:name="P31" style:family="paragraph" style:parent-style-name="Standard">
      <style:text-properties officeooo:paragraph-rsid="00133e65"/>
    </style:style>
    <style:style style:name="P32" style:family="paragraph" style:parent-style-name="Standard">
      <style:text-properties officeooo:paragraph-rsid="001ecee2"/>
    </style:style>
    <style:style style:name="P33" style:family="paragraph" style:parent-style-name="Standard">
      <style:text-properties officeooo:paragraph-rsid="00207a00"/>
    </style:style>
    <style:style style:name="P34" style:family="paragraph" style:parent-style-name="Standard">
      <style:text-properties officeooo:paragraph-rsid="0022eee4"/>
    </style:style>
    <style:style style:name="P35" style:family="paragraph" style:parent-style-name="Standard">
      <style:text-properties officeooo:rsid="0026a569" officeooo:paragraph-rsid="0026a569"/>
    </style:style>
    <style:style style:name="P36" style:family="paragraph" style:parent-style-name="Standard">
      <style:text-properties officeooo:paragraph-rsid="0026a569"/>
    </style:style>
    <style:style style:name="P37" style:family="paragraph" style:parent-style-name="Standard">
      <style:text-properties officeooo:paragraph-rsid="002a2f9e"/>
    </style:style>
    <style:style style:name="P38" style:family="paragraph" style:parent-style-name="Standard">
      <style:text-properties officeooo:paragraph-rsid="002eab0f"/>
    </style:style>
    <style:style style:name="P39" style:family="paragraph" style:parent-style-name="Standard">
      <style:text-properties officeooo:paragraph-rsid="00328291"/>
    </style:style>
    <style:style style:name="P40" style:family="paragraph" style:parent-style-name="Heading_20_3" style:list-style-name="">
      <style:text-properties officeooo:rsid="00042557" officeooo:paragraph-rsid="00042557"/>
    </style:style>
    <style:style style:name="P41" style:family="paragraph" style:parent-style-name="Heading_20_3">
      <style:text-properties fo:font-size="12pt" officeooo:rsid="0011270d" officeooo:paragraph-rsid="0011270d" style:font-size-asian="12pt" style:font-size-complex="12pt"/>
    </style:style>
    <style:style style:name="P42" style:family="paragraph" style:parent-style-name="Heading_20_3">
      <style:text-properties fo:font-size="11pt" style:font-size-asian="11pt" style:font-size-complex="11pt"/>
    </style:style>
    <style:style style:name="P43" style:family="paragraph" style:parent-style-name="Heading_20_3">
      <style:paragraph-properties fo:break-before="page"/>
      <style:text-properties officeooo:rsid="00042557" officeooo:paragraph-rsid="00042557"/>
    </style:style>
    <style:style style:name="P44" style:family="paragraph" style:parent-style-name="Heading_20_3">
      <style:paragraph-properties fo:break-before="page"/>
      <style:text-properties officeooo:rsid="0006cf01" officeooo:paragraph-rsid="00042557"/>
    </style:style>
    <style:style style:name="P45" style:family="paragraph" style:parent-style-name="Text_20_body">
      <style:text-properties style:font-name="Arial" officeooo:rsid="00050ede" officeooo:paragraph-rsid="00050ede"/>
    </style:style>
    <style:style style:name="P46" style:family="paragraph" style:parent-style-name="Text_20_body">
      <style:text-properties style:font-name="Arial" fo:font-size="10pt" officeooo:rsid="0011270d" officeooo:paragraph-rsid="001293aa" style:font-size-asian="10pt" style:font-size-complex="10pt"/>
    </style:style>
    <style:style style:name="P47" style:family="paragraph" style:parent-style-name="Text_20_body">
      <style:text-properties style:font-name="Arial" fo:font-size="10pt" officeooo:rsid="00328291" officeooo:paragraph-rsid="00328291" style:font-size-asian="8.75pt" style:font-size-complex="10pt"/>
    </style:style>
    <style:style style:name="P48" style:family="paragraph" style:parent-style-name="Text_20_body">
      <style:text-properties fo:color="#666666" style:font-name="Arial" fo:font-weight="bold" officeooo:rsid="000fd44f" officeooo:paragraph-rsid="000fd44f" style:font-weight-asian="bold" style:font-weight-complex="bold"/>
    </style:style>
    <style:style style:name="P49" style:family="paragraph" style:parent-style-name="Text_20_body">
      <style:text-properties fo:color="#000000" style:font-name="Arial" fo:font-size="10pt" fo:font-weight="normal" officeooo:rsid="000fd44f" officeooo:paragraph-rsid="00102685" style:font-size-asian="10pt" style:font-weight-asian="normal" style:font-size-complex="10pt" style:font-weight-complex="normal"/>
    </style:style>
    <style:style style:name="P50" style:family="paragraph" style:parent-style-name="Text_20_body">
      <style:text-properties fo:color="#000000" style:font-name="Arial" fo:font-size="10pt" fo:font-weight="bold" officeooo:rsid="00102685" officeooo:paragraph-rsid="00102685" style:font-size-asian="10pt" style:font-weight-asian="bold" style:font-size-complex="10pt" style:font-weight-complex="bold"/>
    </style:style>
    <style:style style:name="P51" style:family="paragraph" style:parent-style-name="Text_20_body">
      <style:text-properties fo:color="#000000" style:font-name="Arial" fo:font-size="10pt" fo:font-style="normal" fo:font-weight="normal" officeooo:rsid="00294ab6" officeooo:paragraph-rsid="00294ab6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Text_20_body">
      <style:text-properties fo:color="#000000" style:font-name="Arial" fo:font-size="10pt" fo:font-style="normal" fo:font-weight="normal" officeooo:rsid="00294ab6" officeooo:paragraph-rsid="00328291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Text_20_body">
      <style:text-properties fo:color="#000000" style:font-name="Arial" fo:font-size="10pt" fo:font-style="normal" fo:font-weight="normal" officeooo:rsid="002a2f9e" officeooo:paragraph-rsid="002a2f9e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Text_20_body">
      <style:text-properties fo:color="#000000" style:font-name="Arial" fo:font-size="10pt" fo:font-style="normal" fo:font-weight="normal" officeooo:rsid="002a2f9e" officeooo:paragraph-rsid="00328291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Text_20_body">
      <style:text-properties fo:color="#000000" style:font-name="Arial" fo:font-size="10pt" fo:font-style="normal" fo:font-weight="bold" officeooo:rsid="002b1916" officeooo:paragraph-rsid="002b1916" style:font-size-asian="10pt" style:font-style-asian="normal" style:font-weight-asian="bold" style:font-size-complex="10pt" style:font-style-complex="normal" style:font-weight-complex="bold"/>
    </style:style>
    <style:style style:name="P56" style:family="paragraph" style:parent-style-name="Text_20_body">
      <style:text-properties fo:color="#000000" style:font-name="Arial" fo:font-size="10pt" fo:font-style="normal" fo:font-weight="bold" officeooo:rsid="002b1916" officeooo:paragraph-rsid="00328291" style:font-size-asian="10pt" style:font-style-asian="normal" style:font-weight-asian="bold" style:font-size-complex="10pt" style:font-style-complex="normal" style:font-weight-complex="bold"/>
    </style:style>
    <style:style style:name="P57" style:family="paragraph" style:parent-style-name="Text_20_body">
      <style:text-properties fo:color="#000000" style:font-name="Arial" fo:font-size="10pt" fo:font-style="normal" fo:font-weight="bold" officeooo:rsid="002eab0f" officeooo:paragraph-rsid="002eab0f" style:font-size-asian="10pt" style:font-style-asian="normal" style:font-weight-asian="bold" style:font-size-complex="10pt" style:font-style-complex="normal" style:font-weight-complex="bold"/>
    </style:style>
    <style:style style:name="P58" style:family="paragraph" style:parent-style-name="Text_20_body">
      <style:text-properties fo:color="#000000" style:font-name="Arial" fo:font-size="10pt" fo:font-style="normal" fo:font-weight="bold" officeooo:rsid="002eab0f" officeooo:paragraph-rsid="00328291" style:font-size-asian="10pt" style:font-style-asian="normal" style:font-weight-asian="bold" style:font-size-complex="10pt" style:font-style-complex="normal" style:font-weight-complex="bold"/>
    </style:style>
    <style:style style:name="P59" style:family="paragraph" style:parent-style-name="Text_20_body">
      <style:text-properties fo:color="#000000" style:font-name="Arial" fo:font-size="10pt" fo:font-style="normal" fo:font-weight="bold" officeooo:rsid="003150d7" officeooo:paragraph-rsid="003150d7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Text_20_body">
      <style:text-properties fo:color="#000000" style:font-name="Arial" fo:font-size="10pt" fo:font-style="normal" fo:font-weight="bold" officeooo:rsid="003150d7" officeooo:paragraph-rsid="00328291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Text_20_body">
      <style:text-properties fo:color="#808080" style:font-name="Arial" fo:font-size="11pt" fo:font-weight="bold" officeooo:rsid="00289ae5" officeooo:paragraph-rsid="00289ae5" style:font-size-asian="11pt" style:font-weight-asian="bold" style:font-size-complex="11pt" style:font-weight-complex="bold"/>
    </style:style>
    <style:style style:name="P62" style:family="paragraph" style:parent-style-name="Text_20_body">
      <style:text-properties fo:color="#808080" style:font-name="Arial" fo:font-size="11pt" fo:font-style="normal" fo:font-weight="bold" officeooo:rsid="00294ab6" officeooo:paragraph-rsid="00294ab6" style:font-size-asian="11pt" style:font-style-asian="normal" style:font-weight-asian="bold" style:font-size-complex="11pt" style:font-style-complex="normal" style:font-weight-complex="bold"/>
    </style:style>
    <style:style style:name="P63" style:family="paragraph" style:parent-style-name="Text_20_body">
      <style:text-properties fo:color="#808080" style:font-name="Arial" fo:font-size="11pt" fo:font-style="normal" fo:font-weight="bold" officeooo:rsid="00294ab6" officeooo:paragraph-rsid="00328291" style:font-size-asian="11pt" style:font-style-asian="normal" style:font-weight-asian="bold" style:font-size-complex="11pt" style:font-style-complex="normal" style:font-weight-complex="bold"/>
    </style:style>
    <style:style style:name="P64" style:family="paragraph" style:parent-style-name="Text_20_body">
      <style:text-properties officeooo:rsid="00328291" officeooo:paragraph-rsid="00328291"/>
    </style:style>
    <style:style style:name="T1" style:family="text">
      <style:text-properties style:font-name="Arial" fo:font-size="10pt" fo:font-style="normal" fo:font-weight="bold" officeooo:rsid="001adc65" style:font-size-asian="8.75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font-name="Consolas1" fo:font-size="9.5pt" fo:background-color="#ffffff" loext:char-shading-value="0" style:font-size-asian="9.5pt"/>
    </style:style>
    <style:style style:name="T3" style:family="text">
      <style:text-properties fo:color="#000000" style:font-name="Consolas1" fo:font-size="9.5pt" officeooo:rsid="00098261" fo:background-color="#ffffff" loext:char-shading-value="0" style:font-size-asian="9.5pt"/>
    </style:style>
    <style:style style:name="T4" style:family="text">
      <style:text-properties fo:color="#000000" style:font-name="Consolas1" fo:font-size="9.5pt" officeooo:rsid="000e8544" fo:background-color="#ffffff" loext:char-shading-value="0" style:font-size-asian="9.5pt"/>
    </style:style>
    <style:style style:name="T5" style:family="text">
      <style:text-properties fo:color="#000000" style:font-name="Consolas1" fo:font-size="9.5pt" fo:background-color="#ffffff" loext:char-shading-value="0" style:font-size-asian="9.5pt"/>
    </style:style>
    <style:style style:name="T6" style:family="text">
      <style:text-properties fo:color="#000000" style:font-name="Consolas1" fo:font-size="9.5pt" officeooo:rsid="00133e65" fo:background-color="#ffffff" loext:char-shading-value="0" style:font-size-asian="9.5pt"/>
    </style:style>
    <style:style style:name="T7" style:family="text">
      <style:text-properties fo:color="#000000" style:font-name="Consolas1" fo:font-size="9.5pt" officeooo:rsid="00147c1a" fo:background-color="#ffffff" loext:char-shading-value="0" style:font-size-asian="9.5pt"/>
    </style:style>
    <style:style style:name="T8" style:family="text">
      <style:text-properties fo:color="#000000" style:font-name="Consolas1" fo:font-size="9.5pt" officeooo:rsid="001ecee2" fo:background-color="#ffffff" loext:char-shading-value="0" style:font-size-asian="9.5pt"/>
    </style:style>
    <style:style style:name="T9" style:family="text">
      <style:text-properties fo:color="#000000" style:font-name="Consolas1" fo:font-size="9.5pt" officeooo:rsid="00200aea" fo:background-color="#ffffff" loext:char-shading-value="0" style:font-size-asian="9.5pt"/>
    </style:style>
    <style:style style:name="T10" style:family="text">
      <style:text-properties fo:color="#000000" style:font-name="Consolas1" fo:font-size="9.5pt" officeooo:rsid="00207a00" fo:background-color="#ffffff" loext:char-shading-value="0" style:font-size-asian="9.5pt"/>
    </style:style>
    <style:style style:name="T11" style:family="text">
      <style:text-properties fo:color="#000000" style:font-name="Consolas1" fo:font-size="9.5pt" officeooo:rsid="0021b474" fo:background-color="#ffffff" loext:char-shading-value="0" style:font-size-asian="9.5pt"/>
    </style:style>
    <style:style style:name="T12" style:family="text">
      <style:text-properties fo:color="#000000" style:font-name="Consolas1" fo:font-size="9.5pt" officeooo:rsid="0022eee4" fo:background-color="#ffffff" loext:char-shading-value="0" style:font-size-asian="9.5pt"/>
    </style:style>
    <style:style style:name="T13" style:family="text">
      <style:text-properties fo:color="#000000" style:font-name="Consolas1" fo:font-size="9.5pt" fo:font-weight="normal" officeooo:rsid="00098261" fo:background-color="#ffffff" loext:char-shading-value="0" style:font-size-asian="9.5pt" style:font-weight-asian="normal" style:font-weight-complex="normal"/>
    </style:style>
    <style:style style:name="T14" style:family="text">
      <style:text-properties fo:color="#000000" style:font-name="Consolas1" fo:font-size="9.5pt" fo:font-weight="normal" fo:background-color="#ffffff" loext:char-shading-value="0" style:font-size-asian="9.5pt" style:font-weight-asian="normal" style:font-weight-complex="normal"/>
    </style:style>
    <style:style style:name="T15" style:family="text">
      <style:text-properties fo:color="#000000" style:font-name="Consolas1" fo:font-size="9.5pt" fo:font-weight="normal" officeooo:rsid="0022eee4" fo:background-color="#ffffff" loext:char-shading-value="0" style:font-size-asian="9.5pt" style:font-weight-asian="normal" style:font-weight-complex="normal"/>
    </style:style>
    <style:style style:name="T16" style:family="text">
      <style:text-properties fo:color="#000000" style:font-name="Consolas1" fo:font-size="9.5pt" fo:font-weight="normal" officeooo:rsid="0022eee4" fo:background-color="#ffffff" loext:char-shading-value="0" style:font-size-asian="9.5pt" style:font-weight-asian="normal" style:font-weight-complex="normal"/>
    </style:style>
    <style:style style:name="T17" style:family="text">
      <style:text-properties fo:color="#000000" style:font-name="Consolas1" fo:font-size="9.5pt" fo:font-weight="normal" officeooo:rsid="0021b474" fo:background-color="#ffffff" loext:char-shading-value="0" style:font-size-asian="9.5pt" style:font-weight-asian="normal" style:font-weight-complex="normal"/>
    </style:style>
    <style:style style:name="T18" style:family="text">
      <style:text-properties fo:color="#000000" style:font-name="Consolas1" fo:font-size="9.5pt" fo:font-style="normal" fo:font-weight="normal" officeooo:rsid="002a2f9e" fo:background-color="#ffffff" loext:char-shading-value="0" style:font-size-asian="9.5pt" style:font-style-asian="normal" style:font-weight-asian="normal" style:font-size-complex="10pt" style:font-style-complex="normal" style:font-weight-complex="normal"/>
    </style:style>
    <style:style style:name="T19" style:family="text">
      <style:text-properties fo:color="#000000" style:font-name="Consolas1" fo:font-size="10pt" fo:font-weight="normal" fo:background-color="#ffffff" loext:char-shading-value="0" style:font-size-asian="10pt" style:font-weight-asian="normal" style:font-size-complex="10pt" style:font-weight-complex="normal"/>
    </style:style>
    <style:style style:name="T20" style:family="text">
      <style:text-properties fo:color="#000000" style:font-name="Consolas1" fo:background-color="#ffffff" loext:char-shading-value="0"/>
    </style:style>
    <style:style style:name="T21" style:family="text">
      <style:text-properties fo:color="#000000" style:font-name="Consolas1" officeooo:rsid="00086b7f" fo:background-color="#ffffff" loext:char-shading-value="0"/>
    </style:style>
    <style:style style:name="T22" style:family="text">
      <style:text-properties fo:color="#000000" fo:font-weight="normal" officeooo:rsid="00098261" fo:background-color="#ffffff" loext:char-shading-value="0" style:font-weight-asian="normal" style:font-weight-complex="normal"/>
    </style:style>
    <style:style style:name="T23" style:family="text">
      <style:text-properties fo:color="#000000" fo:font-weight="normal" officeooo:rsid="002d5a4e" fo:background-color="#ffffff" loext:char-shading-value="0" style:font-weight-asian="normal" style:font-weight-complex="normal"/>
    </style:style>
    <style:style style:name="T24" style:family="text">
      <style:text-properties fo:color="#000000" fo:font-weight="normal" officeooo:rsid="002d9477" fo:background-color="#ffffff" loext:char-shading-value="0" style:font-weight-asian="normal" style:font-weight-complex="normal"/>
    </style:style>
    <style:style style:name="T25" style:family="text">
      <style:text-properties fo:color="#000000" style:font-name="Consolas" fo:font-size="10pt" fo:font-style="normal" fo:font-weight="normal" officeooo:rsid="00098261" fo:background-color="#ffffff" loext:char-shading-value="0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fo:color="#000000" style:font-name="Arial" fo:font-weight="normal" officeooo:rsid="000a70ff" fo:background-color="#ffffff" loext:char-shading-value="0" style:font-weight-asian="normal" style:font-weight-complex="normal"/>
    </style:style>
    <style:style style:name="T27" style:family="text">
      <style:text-properties fo:color="#000000" fo:font-size="9.5pt" fo:font-weight="normal" officeooo:rsid="0021b474" fo:background-color="#ffffff" loext:char-shading-value="0" style:font-size-asian="9.5pt" style:font-weight-asian="normal" style:font-weight-complex="normal"/>
    </style:style>
    <style:style style:name="T28" style:family="text">
      <style:text-properties fo:color="#000000" fo:font-size="9.5pt" fo:font-weight="normal" fo:background-color="#ffffff" loext:char-shading-value="0" style:font-size-asian="9.5pt" style:font-weight-asian="normal" style:font-weight-complex="normal"/>
    </style:style>
    <style:style style:name="T29" style:family="text">
      <style:text-properties fo:color="#000000" fo:font-size="9.5pt" fo:font-weight="normal" officeooo:rsid="002753b2" fo:background-color="#ffffff" loext:char-shading-value="0" style:font-size-asian="9.5pt" style:font-weight-asian="normal" style:font-weight-complex="normal"/>
    </style:style>
    <style:style style:name="T30" style:family="text">
      <style:text-properties fo:color="#000000" officeooo:rsid="00207a00" fo:background-color="#ffffff" loext:char-shading-value="0"/>
    </style:style>
    <style:style style:name="T31" style:family="text">
      <style:text-properties fo:color="#000000" fo:background-color="#ffffff" loext:char-shading-value="0"/>
    </style:style>
    <style:style style:name="T32" style:family="text">
      <style:text-properties fo:color="#000000" style:font-name="Arial" fo:font-size="10pt" officeooo:rsid="0026a569" fo:background-color="#ffffff" loext:char-shading-value="0" style:font-size-asian="10pt" style:font-size-complex="10pt"/>
    </style:style>
    <style:style style:name="T33" style:family="text">
      <style:text-properties officeooo:rsid="00098261"/>
    </style:style>
    <style:style style:name="T34" style:family="text">
      <style:text-properties fo:color="#808080" style:font-name="Consolas" fo:font-size="10pt" fo:font-style="normal" fo:font-weight="bold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35" style:family="text">
      <style:text-properties fo:color="#808080" style:font-name="Consolas" fo:font-size="10pt" fo:font-style="normal" fo:font-weight="bold" officeooo:rsid="00098261" fo:background-color="#ffffff" loext:char-shading-value="0" style:font-size-asian="10pt" style:font-style-asian="normal" style:font-weight-asian="bold" style:font-size-complex="10pt" style:font-style-complex="normal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102685" style:font-weight-asian="bold" style:font-weight-complex="bold"/>
    </style:style>
    <style:style style:name="T38" style:family="text">
      <style:text-properties fo:font-weight="bold" officeooo:rsid="001293aa" style:font-weight-asian="bold" style:font-weight-complex="bold"/>
    </style:style>
    <style:style style:name="T39" style:family="text">
      <style:text-properties fo:font-weight="bold" fo:background-color="#ffffff" loext:char-shading-value="0" style:font-weight-asian="bold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2a2f9e" fo:background-color="#ffffff" loext:char-shading-value="0" style:font-style-asian="italic" style:font-style-complex="italic"/>
    </style:style>
    <style:style style:name="T42" style:family="text">
      <style:text-properties fo:font-style="italic" fo:background-color="#ffffff" loext:char-shading-value="0" style:font-style-asian="italic" style:font-style-complex="italic"/>
    </style:style>
    <style:style style:name="T43" style:family="text">
      <style:text-properties fo:font-style="italic" officeooo:rsid="001adc65" fo:background-color="#ffffff" loext:char-shading-value="0" style:font-style-asian="italic" style:font-style-complex="italic"/>
    </style:style>
    <style:style style:name="T44" style:family="text">
      <style:text-properties fo:font-style="italic" officeooo:rsid="00198ec5" fo:background-color="#ffffff" loext:char-shading-value="0" style:font-style-asian="italic" style:font-style-complex="italic"/>
    </style:style>
    <style:style style:name="T45" style:family="text">
      <style:text-properties fo:font-style="italic" officeooo:rsid="00333d0f" fo:background-color="#ffffff" loext:char-shading-value="0" style:font-style-asian="italic" style:font-style-complex="italic"/>
    </style:style>
    <style:style style:name="T46" style:family="text">
      <style:text-properties fo:font-style="italic" fo:font-weight="bold" fo:background-color="#ffffff" loext:char-shading-value="0" style:font-style-asian="italic" style:font-weight-asian="bold" style:font-style-complex="italic" style:font-weight-complex="bold"/>
    </style:style>
    <style:style style:name="T47" style:family="text">
      <style:text-properties fo:font-style="italic" style:text-underline-style="solid" style:text-underline-width="auto" style:text-underline-color="font-color" fo:background-color="#ffffff" loext:char-shading-value="0" style:font-style-asian="italic" style:font-style-complex="italic"/>
    </style:style>
    <style:style style:name="T48" style:family="text">
      <style:text-properties fo:font-style="italic" style:text-underline-style="none" fo:background-color="#ffffff" loext:char-shading-value="0" style:font-style-asian="italic" style:font-style-complex="italic"/>
    </style:style>
    <style:style style:name="T49" style:family="text">
      <style:text-properties fo:font-style="normal" style:font-style-asian="normal" style:font-style-complex="normal"/>
    </style:style>
    <style:style style:name="T50" style:family="text">
      <style:text-properties fo:font-style="normal" officeooo:rsid="000bd0f7" style:font-style-asian="normal" style:font-style-complex="normal"/>
    </style:style>
    <style:style style:name="T51" style:family="text">
      <style:text-properties fo:font-style="normal" officeooo:rsid="001293aa" style:font-style-asian="normal" style:font-style-complex="normal"/>
    </style:style>
    <style:style style:name="T52" style:family="text">
      <style:text-properties officeooo:rsid="000dc43e"/>
    </style:style>
    <style:style style:name="T53" style:family="text">
      <style:text-properties fo:font-weight="normal" officeooo:rsid="0023eda8" style:font-weight-asian="normal" style:font-weight-complex="normal"/>
    </style:style>
    <style:style style:name="T54" style:family="text">
      <style:text-properties fo:font-weight="normal" officeooo:rsid="00250c5e" style:font-weight-asian="normal" style:font-weight-complex="normal"/>
    </style:style>
    <style:style style:name="T55" style:family="text">
      <style:text-properties fo:font-weight="normal" fo:background-color="#ffffff" loext:char-shading-value="0" style:font-weight-asian="normal" style:font-weight-complex="normal"/>
    </style:style>
    <style:style style:name="T56" style:family="text">
      <style:text-properties fo:font-weight="normal" officeooo:rsid="003278b0" fo:background-color="#ffffff" loext:char-shading-value="0" style:font-weight-asian="normal" style:font-weight-complex="normal"/>
    </style:style>
    <style:style style:name="T57" style:family="text">
      <style:text-properties fo:color="#0000ff" style:font-name="Consolas1" fo:font-size="9.5pt" fo:background-color="#ffffff" loext:char-shading-value="0" style:font-size-asian="9.5pt"/>
    </style:style>
    <style:style style:name="T58" style:family="text">
      <style:text-properties fo:color="#0000ff" style:font-name="Consolas1" fo:font-size="9.5pt" officeooo:rsid="001ecee2" fo:background-color="#ffffff" loext:char-shading-value="0" style:font-size-asian="9.5pt"/>
    </style:style>
    <style:style style:name="T59" style:family="text">
      <style:text-properties fo:color="#0000ff" style:font-name="Consolas1" fo:font-size="9.5pt" officeooo:rsid="00207a00" fo:background-color="#ffffff" loext:char-shading-value="0" style:font-size-asian="9.5pt"/>
    </style:style>
    <style:style style:name="T60" style:family="text">
      <style:text-properties fo:color="#0000ff" style:font-name="Consolas1" fo:font-size="9.5pt" fo:font-weight="normal" fo:background-color="#ffffff" loext:char-shading-value="0" style:font-size-asian="9.5pt" style:font-weight-asian="normal" style:font-weight-complex="normal"/>
    </style:style>
    <style:style style:name="T61" style:family="text">
      <style:text-properties fo:color="#0000ff" style:font-name="Consolas1" fo:font-size="9.5pt" fo:font-weight="normal" officeooo:rsid="0021b474" fo:background-color="#ffffff" loext:char-shading-value="0" style:font-size-asian="9.5pt" style:font-weight-asian="normal" style:font-weight-complex="normal"/>
    </style:style>
    <style:style style:name="T62" style:family="text">
      <style:text-properties fo:color="#0000ff" style:font-name="Consolas1" fo:font-size="9.5pt" fo:font-style="normal" fo:font-weight="normal" officeooo:rsid="002a2f9e" fo:background-color="#ffffff" loext:char-shading-value="0" style:font-size-asian="9.5pt" style:font-style-asian="normal" style:font-weight-asian="normal" style:font-size-complex="10pt" style:font-style-complex="normal" style:font-weight-complex="normal"/>
    </style:style>
    <style:style style:name="T63" style:family="text">
      <style:text-properties fo:color="#0000ff" style:font-name="Consolas1" fo:font-size="9.5pt" fo:font-style="normal" fo:font-weight="normal" officeooo:rsid="002a2f9e" fo:background-color="#ffffff" loext:char-shading-value="0" style:font-size-asian="9.5pt" style:font-style-asian="normal" style:font-weight-asian="normal" style:font-size-complex="10pt" style:font-style-complex="normal" style:font-weight-complex="normal"/>
    </style:style>
    <style:style style:name="T64" style:family="text">
      <style:text-properties fo:color="#0000ff" style:font-name="Consolas1" fo:font-size="9.5pt" fo:font-style="normal" fo:font-weight="normal" officeooo:rsid="002c632a" fo:background-color="#ffffff" loext:char-shading-value="0" style:font-size-asian="9.5pt" style:font-style-asian="normal" style:font-weight-asian="normal" style:font-size-complex="10pt" style:font-style-complex="normal" style:font-weight-complex="normal"/>
    </style:style>
    <style:style style:name="T65" style:family="text">
      <style:text-properties fo:color="#2b91af" style:font-name="Consolas1" fo:font-size="9.5pt" fo:background-color="#ffffff" loext:char-shading-value="0" style:font-size-asian="9.5pt"/>
    </style:style>
    <style:style style:name="T66" style:family="text">
      <style:text-properties fo:color="#2b91af" style:font-name="Consolas1" fo:font-size="9.5pt" officeooo:rsid="00133e65" fo:background-color="#ffffff" loext:char-shading-value="0" style:font-size-asian="9.5pt"/>
    </style:style>
    <style:style style:name="T67" style:family="text">
      <style:text-properties fo:color="#2b91af" style:font-name="Consolas1" fo:font-size="9.5pt" officeooo:rsid="001ecee2" fo:background-color="#ffffff" loext:char-shading-value="0" style:font-size-asian="9.5pt"/>
    </style:style>
    <style:style style:name="T68" style:family="text">
      <style:text-properties fo:color="#2b91af" style:font-name="Consolas1" fo:font-size="9.5pt" officeooo:rsid="00200aea" fo:background-color="#ffffff" loext:char-shading-value="0" style:font-size-asian="9.5pt"/>
    </style:style>
    <style:style style:name="T69" style:family="text">
      <style:text-properties fo:color="#2b91af" style:font-name="Consolas1" fo:font-size="9.5pt" officeooo:rsid="00207a00" fo:background-color="#ffffff" loext:char-shading-value="0" style:font-size-asian="9.5pt"/>
    </style:style>
    <style:style style:name="T70" style:family="text">
      <style:text-properties fo:color="#2b91af" style:font-name="Consolas1" fo:font-size="9.5pt" officeooo:rsid="0022eee4" fo:background-color="#ffffff" loext:char-shading-value="0" style:font-size-asian="9.5pt"/>
    </style:style>
    <style:style style:name="T71" style:family="text">
      <style:text-properties fo:color="#2b91af" style:font-name="Consolas1" fo:font-size="9.5pt" fo:font-weight="normal" fo:background-color="#ffffff" loext:char-shading-value="0" style:font-size-asian="9.5pt" style:font-weight-asian="normal" style:font-weight-complex="normal"/>
    </style:style>
    <style:style style:name="T72" style:family="text">
      <style:text-properties fo:color="#2b91af" style:font-name="Consolas1" fo:font-size="9.5pt" fo:font-weight="normal" officeooo:rsid="00207a00" fo:background-color="#ffffff" loext:char-shading-value="0" style:font-size-asian="9.5pt" style:font-weight-asian="normal" style:font-weight-complex="normal"/>
    </style:style>
    <style:style style:name="T73" style:family="text">
      <style:text-properties fo:color="#2b91af" style:font-name="Consolas1" fo:font-size="9.5pt" fo:font-weight="normal" officeooo:rsid="0022eee4" fo:background-color="#ffffff" loext:char-shading-value="0" style:font-size-asian="9.5pt" style:font-weight-asian="normal" style:font-weight-complex="normal"/>
    </style:style>
    <style:style style:name="T74" style:family="text">
      <style:text-properties fo:color="#2b91af" style:font-name="Consolas1" fo:font-size="9.5pt" fo:font-weight="normal" officeooo:rsid="0021b474" fo:background-color="#ffffff" loext:char-shading-value="0" style:font-size-asian="9.5pt" style:font-weight-asian="normal" style:font-weight-complex="normal"/>
    </style:style>
    <style:style style:name="T75" style:family="text">
      <style:text-properties fo:color="#2b91af" style:font-name="Consolas1" fo:font-size="9.5pt" fo:font-style="normal" fo:font-weight="normal" officeooo:rsid="002a2f9e" fo:background-color="#ffffff" loext:char-shading-value="0" style:font-size-asian="9.5pt" style:font-style-asian="normal" style:font-weight-asian="normal" style:font-size-complex="10pt" style:font-style-complex="normal" style:font-weight-complex="normal"/>
    </style:style>
    <style:style style:name="T76" style:family="text">
      <style:text-properties officeooo:rsid="00102685"/>
    </style:style>
    <style:style style:name="T77" style:family="text">
      <style:text-properties officeooo:rsid="0011270d"/>
    </style:style>
    <style:style style:name="T78" style:family="text">
      <style:text-properties fo:font-size="12pt" officeooo:rsid="0011270d" fo:background-color="#ffffff" loext:char-shading-value="0" style:font-size-asian="12pt" style:font-size-complex="12pt"/>
    </style:style>
    <style:style style:name="T79" style:family="text">
      <style:text-properties fo:font-size="12pt" fo:font-weight="normal" officeooo:rsid="003278b0" fo:background-color="#ffffff" loext:char-shading-value="0" style:font-size-asian="12pt" style:font-weight-asian="normal" style:font-size-complex="12pt" style:font-weight-complex="normal"/>
    </style:style>
    <style:style style:name="T80" style:family="text">
      <style:text-properties officeooo:rsid="001293aa"/>
    </style:style>
    <style:style style:name="T81" style:family="text">
      <style:text-properties fo:color="#a31515" style:font-name="Consolas1" fo:font-size="9.5pt" fo:background-color="#ffffff" loext:char-shading-value="0" style:font-size-asian="9.5pt"/>
    </style:style>
    <style:style style:name="T82" style:family="text">
      <style:text-properties officeooo:rsid="00198ec5"/>
    </style:style>
    <style:style style:name="T83" style:family="text">
      <style:text-properties officeooo:rsid="001adc65"/>
    </style:style>
    <style:style style:name="T84" style:family="text">
      <style:text-properties style:text-underline-style="solid" style:text-underline-width="auto" style:text-underline-color="font-color"/>
    </style:style>
    <style:style style:name="T85" style:family="text">
      <style:text-properties style:text-underline-style="solid" style:text-underline-width="auto" style:text-underline-color="font-color" fo:background-color="#ffffff" loext:char-shading-value="0"/>
    </style:style>
    <style:style style:name="T86" style:family="text">
      <style:text-properties fo:background-color="#ffffff" loext:char-shading-value="0"/>
    </style:style>
    <style:style style:name="T87" style:family="text">
      <style:text-properties officeooo:rsid="0029de24" fo:background-color="#ffffff" loext:char-shading-value="0"/>
    </style:style>
    <style:style style:name="T88" style:family="text">
      <style:text-properties officeooo:rsid="002a2f9e" fo:background-color="#ffffff" loext:char-shading-value="0"/>
    </style:style>
    <style:style style:name="T89" style:family="text">
      <style:text-properties officeooo:rsid="002b54e0" fo:background-color="#ffffff" loext:char-shading-value="0"/>
    </style:style>
    <style:style style:name="T90" style:family="text">
      <style:text-properties officeooo:rsid="003278b0" fo:background-color="#ffffff" loext:char-shading-value="0"/>
    </style:style>
    <style:style style:name="T91" style:family="text">
      <style:text-properties officeooo:rsid="0011270d" fo:background-color="#ffffff" loext:char-shading-value="0"/>
    </style:style>
    <style:style style:name="T92" style:family="text">
      <style:text-properties officeooo:rsid="001adc65" fo:background-color="#ffffff" loext:char-shading-value="0"/>
    </style:style>
    <style:style style:name="T93" style:family="text">
      <style:text-properties officeooo:rsid="00198ec5" fo:background-color="#ffffff" loext:char-shading-value="0"/>
    </style:style>
    <style:style style:name="T94" style:family="text">
      <style:text-properties officeooo:rsid="00333d0f" fo:background-color="#ffffff" loext:char-shading-value="0"/>
    </style:style>
    <style:style style:name="T95" style:family="text">
      <style:text-properties fo:color="#008000" style:font-name="Consolas1" fo:font-size="9.5pt" fo:background-color="#ffffff" loext:char-shading-value="0" style:font-size-asian="9.5pt"/>
    </style:style>
    <style:style style:name="T96" style:family="text">
      <style:text-properties fo:color="#008000" style:font-name="Consolas1" fo:font-size="9.5pt" officeooo:rsid="002bc452" fo:background-color="#ffffff" loext:char-shading-value="0" style:font-size-asian="9.5pt"/>
    </style:style>
    <style:style style:name="T97" style:family="text">
      <style:text-properties fo:font-size="11pt" fo:background-color="#ffffff" loext:char-shading-value="0" style:font-size-asian="11pt" style:font-size-complex="11pt"/>
    </style:style>
    <style:style style:name="T98" style:family="text">
      <style:text-properties style:text-underline-style="none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DecisionTrees General</text:p>
      <text:p text:style-name="P1"/>
      <text:p text:style-name="P3"/>
      <text:h text:style-name="P44" text:outline-level="3">1) Requirments</text:h>
      <text:p text:style-name="P45">In the application exists 3 different mainareas:</text:p>
      <text:p text:style-name="P6"/>
      <text:p text:style-name="P6">Projects</text:p>
      <text:p text:style-name="P12"/>
      <text:p text:style-name="P7"><text:span text:style-name="T26">Projects is a subarea with 4 different subregions:</text:span><text:span text:style-name="T22"><text:tab/></text:span></text:p>
      <text:p text:style-name="P12"><text:tab/></text:p>
      <text:p text:style-name="P11"><text:span text:style-name="T25">- </text:span><text:span text:style-name="T13">Projects</text:span></text:p>
      <text:p text:style-name="Standard"><text:span text:style-name="T2"><text:tab/>-&gt; </text:span><text:span text:style-name="T3">possible to create new projects (worlds)</text:span></text:p>
      <text:p text:style-name="Standard"><text:span text:style-name="T2"><text:tab/>-&gt; </text:span><text:span text:style-name="T3">existing projects can be load</text:span></text:p>
      <text:p text:style-name="P14"><text:tab/>-&gt; create attribute within creation (att define the world [project])</text:p>
      <text:p text:style-name="Standard"><text:span text:style-name="T2"><text:tab/>-&gt; </text:span><text:span text:style-name="T3">exsisting attribute can be load and will be listed.</text:span></text:p>
      <text:p text:style-name="P13">- Datasets</text:p>
      <text:p text:style-name="P11"><text:span text:style-name="T34"><text:tab/>-</text:span><text:span text:style-name="T35">&gt; </text:span><text:span text:style-name="T25">editing / creating / display datasets</text:span></text:p>
      <text:p text:style-name="P12"><text:tab/>-&gt; loading local or from server</text:p>
      <text:p text:style-name="P16"><text:tab/>-&gt; Columns will be defined through Attributes </text:p>
      <text:p text:style-name="Standard"><text:span text:style-name="T2"><text:tab/>-</text:span><text:span text:style-name="T3">&gt; rows can be edit / added</text:span></text:p>
      <text:p text:style-name="Standard"><text:span text:style-name="T2"><text:tab/>-</text:span><text:span text:style-name="T3">&gt; dataset can be saved for project </text:span><text:span text:style-name="T4">s</text:span></text:p>
      <text:p text:style-name="Standard"><text:span text:style-name="T2"><text:tab/>-</text:span><text:span text:style-name="T3">&gt; every dataset has his own od</text:span></text:p>
      <text:p text:style-name="P13">- Trees</text:p>
      <text:p text:style-name="Standard"><text:span text:style-name="T2"><text:tab/>-</text:span><text:span text:style-name="T3">&gt; possible to save &amp; load trees (server)</text:span></text:p>
      <text:p text:style-name="P14"><text:tab/>-&gt; cues will be defined via the attributes</text:p>
      <text:p text:style-name="P13">- Analysis</text:p>
      <text:p text:style-name="P15"><text:tab/>-&gt; possible to choose different trees &amp; datasets =&gt; analyis</text:p>
      <text:p text:style-name="P15"><text:tab/>-&gt; display results</text:p>
      <text:p text:style-name="P15"><text:tab/>-&gt; (optional) create trees via algorithms (C.45, ...)</text:p>
      <text:p text:style-name="P13"><text:tab/>-&gt; auswahl von Bäumen und Datensätzen und diese analyisieren</text:p>
      <text:p text:style-name="P13"><text:tab/>-&gt; ergebnisse sollen visuell dargestellt werden</text:p>
      <text:p text:style-name="P6"/>
      <text:p text:style-name="P6">Learning / Tutorial</text:p>
      <text:p text:style-name="P6"><text:span text:style-name="T2"><text:tab/></text:span><text:span text:style-name="T19">-&gt; Samples, Documents</text:span></text:p>
      <text:p text:style-name="P8"><text:span text:style-name="T20"><text:tab/>-&gt; </text:span><text:span text:style-name="T21">seperate</text:span><text:span text:style-name="T20"> </text:span><text:span text:style-name="T21">e</text:span><text:span text:style-name="T20">xercises </text:span><text:span text:style-name="T21">of summerinstiut</text:span></text:p>
      <text:p text:style-name="P8"><text:span text:style-name="T20"><text:tab/>-&gt; </text:span><text:span text:style-name="T21">sandboxapp to create / test decisiontrees (with some cues)</text:span></text:p>
      <text:p text:style-name="P8"><text:span text:style-name="T20"><text:tab/>-&gt; </text:span><text:span text:style-name="T21">possible to download / show documents</text:span></text:p>
      <text:p text:style-name="P6"/>
      <text:p text:style-name="P10"><text:tab/>-<text:span text:style-name="T33">&gt; maybe later contest for SI.</text:span></text:p>
      <text:p text:style-name="P10"/>
      <text:p text:style-name="P6">Register / Login</text:p>
      <text:p text:style-name="P9"><text:tab/>-&gt; normal login &amp; register to the application</text:p>
      <text:p text:style-name="P6"/>
      <text:h text:style-name="Heading_20_3" text:outline-level="3"><text:span text:style-name="T52">2</text:span>) <text:span text:style-name="T52">Projectfolder orientation</text:span></text:h>
      <text:p text:style-name="P4">The project can be found in git under DecisionTreeWebGeneral. There are, under Areas, the different areas. The<text:span text:style-name="T77">y</text:span> will be saved and organized the 2 Mainareas Projects &amp; Learning. For each Area is a folderstructure for all components, like scripts, views, models and controller. </text:p>
      <text:p text:style-name="P5">The application will be work with <text:span text:style-name="T36">jquery</text:span><text:span text:style-name="T38">{</text:span><text:span text:style-name="T36">2.1</text:span><text:span text:style-name="T38">}</text:span>, <text:span text:style-name="T36">bootstrap</text:span> (on client side) &amp; <text:span text:style-name="T36">mvc 5</text:span> (on server side).</text:p>
      <text:p text:style-name="P5"/>
      <text:p text:style-name="P5">The <text:span text:style-name="T36">stylesheet</text:span> <text:span text:style-name="T80">for the mainside </text:span>can be found in <text:span text:style-name="T40">Content/master.css . </text:span><text:span text:style-name="T49">We want to define different themes to the areas. So there 2 folder for styleing &amp; content </text:span><text:span text:style-name="T50">(image, data, etc ...) </text:span><text:span text:style-name="T51">in the areafolders.</text:span></text:p>
      <text:h text:style-name="P40" text:outline-level="3"/>
      <text:h text:style-name="P43" text:outline-level="3"><text:span text:style-name="T52">3) Specification</text:span></text:h>
      <text:p text:style-name="P48">Learning / Tutorial</text:p>
      <text:p text:style-name="P49">Specification is like the Summerinstitut application. <text:span text:style-name="T76">In the tutorial application will be only used a simple form of worldattributes and a FFT-Tree. The worldattributes will be </text:span>called here <text:span text:style-name="T36">cues. </text:span><text:span text:style-name="T76">The </text:span><text:span text:style-name="T37">criterion</text:span><text:span text:style-name="T76"> is a simple string. </text:span></text:p>
      <text:p text:style-name="P50">There is no need to save the tree on the server.</text:p>
      <text:p text:style-name="P50"/>
      <text:h text:style-name="P41" text:outline-level="3">Project</text:h>
      <text:p text:style-name="P63"><text:span text:style-name="T86">Models</text:span></text:p>
      <text:p text:style-name="P52"><text:span text:style-name="T86">The clientside works only with </text:span><text:span text:style-name="T39">POCO-objects</text:span><text:span text:style-name="T86">.</text:span><text:span text:style-name="T39"> </text:span><text:span text:style-name="T86">This objects has only properties to display informations. </text:span><text:span text:style-name="T87">All functions will provide by the server or on the fly with javascript. </text:span><text:span text:style-name="T88">All </text:span><text:span text:style-name="T41">JSON-objects</text:span><text:span text:style-name="T88"> has the same </text:span><text:span text:style-name="T41">properties</text:span><text:span text:style-name="T88"> like <text:s/>the </text:span><text:span text:style-name="T41">POCO-objects</text:span><text:span text:style-name="T88">.</text:span></text:p>
      <text:p text:style-name="P54"><text:span text:style-name="T86">All POCO's can be found under </text:span><text:span text:style-name="T42">Projects/Models</text:span><text:span text:style-name="T86">.</text:span></text:p>
      <text:p text:style-name="P56"><text:span text:style-name="T86">Wo</text:span><text:span text:style-name="T89">r</text:span><text:span text:style-name="T86">ldPOCO </text:span><text:span text:style-name="T55">is the model for a project. </text:span></text:p>
      <text:p text:style-name="P39"><text:span text:style-name="T2"><text:tab/></text:span><text:span text:style-name="T57">public</text:span><text:span text:style-name="T2"> </text:span><text:span text:style-name="T57">class</text:span><text:span text:style-name="T2"> </text:span><text:span text:style-name="T65">WorldPOCO </text:span><text:span text:style-name="T2">: </text:span><text:span text:style-name="T65">POCO</text:span></text:p>
      <text:p text:style-name="P39"><text:span text:style-name="T2"><text:s text:c="4"/><text:tab/>{</text:span></text:p>
      <text:p text:style-name="P39"><text:span text:style-name="T2"><text:s text:c="8"/><text:tab/></text:span><text:span text:style-name="T57">public</text:span><text:span text:style-name="T2"> </text:span><text:span text:style-name="T65">Guid</text:span><text:span text:style-name="T2"> Id { </text:span><text:span text:style-name="T57">get</text:span><text:span text:style-name="T2">; </text:span><text:span text:style-name="T57">set</text:span><text:span text:style-name="T2">; }</text:span></text:p>
      <text:p text:style-name="P39"><text:span text:style-name="T2"><text:tab/> <text:s text:c="6"/></text:span><text:span text:style-name="T57">public</text:span><text:span text:style-name="T2"> </text:span><text:span text:style-name="T57">string</text:span><text:span text:style-name="T2"> Name { </text:span><text:span text:style-name="T57">get</text:span><text:span text:style-name="T2">; </text:span><text:span text:style-name="T57">set</text:span><text:span text:style-name="T2">; }</text:span></text:p>
      <text:p text:style-name="P39"><text:span text:style-name="T2"><text:s text:c="7"/><text:tab/></text:span><text:span text:style-name="T57">public</text:span><text:span text:style-name="T2"> </text:span><text:span text:style-name="T65">List</text:span><text:span text:style-name="T2">&lt;</text:span><text:span text:style-name="T65">AttributePOCO</text:span><text:span text:style-name="T2">&gt; Attributes { </text:span><text:span text:style-name="T57">get</text:span><text:span text:style-name="T2">; </text:span><text:span text:style-name="T57">set</text:span><text:span text:style-name="T2">; }</text:span></text:p>
      <text:p text:style-name="P39"><text:span text:style-name="T2"><text:tab/><text:tab/></text:span><text:span text:style-name="T95">// will not be saved on the server </text:span><text:span text:style-name="T96">(!!!)</text:span></text:p>
      <text:p text:style-name="P39"><text:span text:style-name="T2"><text:tab/> <text:s text:c="6"/></text:span><text:span text:style-name="T57">public</text:span><text:span text:style-name="T2"> </text:span><text:span text:style-name="T65">List</text:span><text:span text:style-name="T2">&lt;</text:span><text:span text:style-name="T65">DatasetPOCO</text:span><text:span text:style-name="T2">&gt; AttachedDataset { </text:span><text:span text:style-name="T57">get</text:span><text:span text:style-name="T2">; </text:span><text:span text:style-name="T57">set</text:span><text:span text:style-name="T2">; }</text:span></text:p>
      <text:p text:style-name="P39"><text:span text:style-name="T2"><text:s text:c="4"/><text:tab/>}</text:span></text:p>
      <text:p text:style-name="P39"><text:span text:style-name="T2"/></text:p>
      <text:p text:style-name="P30"><text:span text:style-name="T31">AttributePOCO </text:span><text:span text:style-name="T23">is the model for an attribute – </text:span><text:span text:style-name="T24">earlier</text:span><text:span text:style-name="T23"> cue.</text:span></text:p>
      <text:p text:style-name="P39"><text:span text:style-name="T2"/></text:p>
      <text:p text:style-name="P39"><text:span text:style-name="T62"><text:tab/></text:span><text:span text:style-name="T64">public </text:span><text:span text:style-name="T62">class</text:span><text:span text:style-name="T18"> </text:span><text:span text:style-name="T75">AttributePOCO </text:span><text:span text:style-name="T2">: </text:span><text:span text:style-name="T65">POCO</text:span></text:p>
      <text:p text:style-name="P39"><text:span text:style-name="T2"><text:s text:c="4"/><text:tab/>{</text:span></text:p>
      <text:p text:style-name="P39"><text:span text:style-name="T2"><text:tab/><text:tab/></text:span><text:span text:style-name="T57">public</text:span><text:span text:style-name="T2"> </text:span><text:span text:style-name="T65">Guid</text:span><text:span text:style-name="T2"> Id { </text:span><text:span text:style-name="T57">get</text:span><text:span text:style-name="T2">; </text:span><text:span text:style-name="T57">set</text:span><text:span text:style-name="T2">; }</text:span></text:p>
      <text:p text:style-name="P39"><text:span text:style-name="T2"><text:s text:c="8"/><text:tab/></text:span><text:span text:style-name="T57">public</text:span><text:span text:style-name="T2"> </text:span><text:span text:style-name="T57">string</text:span><text:span text:style-name="T2"> Name { </text:span><text:span text:style-name="T57">get</text:span><text:span text:style-name="T2">; </text:span><text:span text:style-name="T57">set</text:span><text:span text:style-name="T2">; }</text:span></text:p>
      <text:p text:style-name="P39"><text:span text:style-name="T2"><text:s text:c="8"/><text:tab/></text:span><text:span text:style-name="T57">public</text:span><text:span text:style-name="T2"> </text:span><text:span text:style-name="T57">string</text:span><text:span text:style-name="T2"> Description { </text:span><text:span text:style-name="T57">get</text:span><text:span text:style-name="T2">; </text:span><text:span text:style-name="T57">set</text:span><text:span text:style-name="T2">; }</text:span></text:p>
      <text:p text:style-name="P39"><text:span text:style-name="T2"><text:s text:c="8"/><text:tab/></text:span><text:span text:style-name="T57">public</text:span><text:span text:style-name="T2"> </text:span><text:span text:style-name="T65">DataType</text:span><text:span text:style-name="T2"> DataType { </text:span><text:span text:style-name="T57">get</text:span><text:span text:style-name="T2">; </text:span><text:span text:style-name="T57">set</text:span><text:span text:style-name="T2">; }</text:span></text:p>
      <text:p text:style-name="P39"><text:span text:style-name="T2"><text:s text:c="4"/><text:tab/>}</text:span></text:p>
      <text:p text:style-name="P54"><text:span text:style-name="T86"/></text:p>
      <text:p text:style-name="P58"><text:span text:style-name="T88">D</text:span><text:span text:style-name="T86">atasetPOCO </text:span><text:span text:style-name="T56">is the model for an dataset</text:span></text:p>
      <text:p text:style-name="P60"><text:span text:style-name="T86">AlternativePOCO </text:span><text:span text:style-name="T56">is the model for an value in the dataset to an Attribute.</text:span></text:p>
      <text:p text:style-name="P60"><text:span text:style-name="T91">TreePOCO </text:span><text:span text:style-name="T56">is the model for a tree.</text:span></text:p>
      <text:p text:style-name="P61"><text:span text:style-name="T77">C</text:span>ontroller</text:p>
      <text:p text:style-name="P46">In the Project-areafolder exists 4 different <text:span text:style-name="T36">Controller</text:span>. <text:span text:style-name="T80">They provide different serverfunctions for the client. All functions can't be called without active login.</text:span></text:p>
      <text:p text:style-name="P19"/>
      <text:p text:style-name="P46"><text:span text:style-name="T38">ProjectController</text:span> <text:span text:style-name="T80">is responsible for getting the different Views in the project area. </text:span></text:p>
      <text:p text:style-name="P26"><text:span text:style-name="T57"><text:tab/>#region</text:span><text:span text:style-name="T2"> linkcontrol</text:span></text:p>
      <text:p text:style-name="Standard"><text:span text:style-name="T57"><text:tab/>public</text:span><text:span text:style-name="T2"> </text:span><text:span text:style-name="T65">ActionResult</text:span><text:span text:style-name="T2"> Index() </text:span><text:span text:style-name="T6">{ </text:span><text:span text:style-name="T57">return</text:span><text:span text:style-name="T2"> View(</text:span><text:span text:style-name="T81">"Index"</text:span><text:span text:style-name="T2">); }</text:span></text:p>
      <text:p text:style-name="Standard"><text:span text:style-name="T57"><text:tab/>public</text:span><text:span text:style-name="T2"> </text:span><text:span text:style-name="T65">ActionResult</text:span><text:span text:style-name="T2"> Dataset() { </text:span><text:span text:style-name="T57">return</text:span><text:span text:style-name="T2"> View(</text:span><text:span text:style-name="T81">"Dataset"</text:span><text:span text:style-name="T2">);<text:tab/> }</text:span></text:p>
      <text:p text:style-name="Standard"><text:span text:style-name="T57"><text:tab/>public</text:span><text:span text:style-name="T2"> </text:span><text:span text:style-name="T65">ActionResult</text:span><text:span text:style-name="T2"> Tree() { </text:span><text:span text:style-name="T57">return</text:span><text:span text:style-name="T2"> View(</text:span><text:span text:style-name="T81">"Tree"</text:span><text:span text:style-name="T2">); }</text:span></text:p>
      <text:p text:style-name="Standard"><text:span text:style-name="T57"><text:tab/>public</text:span><text:span text:style-name="T2"> </text:span><text:span text:style-name="T65">ActionResult</text:span><text:span text:style-name="T2"> Analysis() { </text:span><text:span text:style-name="T57">return</text:span><text:span text:style-name="T2"> View(</text:span><text:span text:style-name="T81">"Analysis"</text:span><text:span text:style-name="T2">); }</text:span></text:p>
      <text:p text:style-name="Standard"><text:span text:style-name="T57"><text:tab/>#endregion</text:span></text:p>
      <text:p text:style-name="P46"><text:span text:style-name="T80"><text:s/></text:span></text:p>
      <text:p text:style-name="P17">Also there are functions for working with the projects. </text:p>
      <text:p text:style-name="P17"/>
      <text:p text:style-name="Standard"><text:span text:style-name="T2"><text:s text:c="8"/>[</text:span><text:span text:style-name="T65">HttpPost</text:span><text:span text:style-name="T2">]</text:span></text:p>
      <text:p text:style-name="Standard"><text:span text:style-name="T2"><text:s text:c="8"/></text:span><text:span text:style-name="T57">public</text:span><text:span text:style-name="T2"> </text:span><text:span text:style-name="T65">JsonResult</text:span><text:span text:style-name="T2"> ListProjects()</text:span><text:span text:style-name="T6">{}</text:span></text:p>
      <text:p text:style-name="Standard"><text:span text:style-name="T2"><text:s text:c="8"/>[</text:span><text:span text:style-name="T65">HttpPost</text:span><text:span text:style-name="T2">]</text:span></text:p>
      <text:p text:style-name="Standard"><text:soft-page-break/><text:span text:style-name="T2"><text:s text:c="8"/></text:span><text:span text:style-name="T57">public</text:span><text:span text:style-name="T2"> </text:span><text:span text:style-name="T65">JsonResult</text:span><text:span text:style-name="T2"> LoadProject(</text:span><text:span text:style-name="T65">Guid</text:span><text:span text:style-name="T2"> g</text:span><text:span text:style-name="T6">){}</text:span></text:p>
      <text:p text:style-name="Standard"><text:span text:style-name="T2"><text:s text:c="8"/>[</text:span><text:span text:style-name="T65">HttpPost</text:span><text:span text:style-name="T2">]</text:span></text:p>
      <text:p text:style-name="Standard"><text:span text:style-name="T2"><text:s text:c="8"/></text:span><text:span text:style-name="T57">public</text:span><text:span text:style-name="T2"> </text:span><text:span text:style-name="T65">JsonResult</text:span><text:span text:style-name="T2"> CreateProject(</text:span><text:span text:style-name="T65">WorldPOCO</text:span><text:span text:style-name="T2"> w</text:span><text:span text:style-name="T6">){}</text:span></text:p>
      <text:p text:style-name="Standard"><text:span text:style-name="T2"><text:s text:c="8"/>[</text:span><text:span text:style-name="T65">HttpPost</text:span><text:span text:style-name="T2">]</text:span></text:p>
      <text:p text:style-name="Standard"><text:span text:style-name="T2"><text:s text:c="8"/></text:span><text:span text:style-name="T57">public</text:span><text:span text:style-name="T2"> </text:span><text:span text:style-name="T65">JsonResult</text:span><text:span text:style-name="T2"> EditProject(</text:span><text:span text:style-name="T65">WorldPOCO</text:span><text:span text:style-name="T2"> w)</text:span><text:span text:style-name="T6">{}</text:span></text:p>
      <text:p text:style-name="Standard"><text:span text:style-name="T2"><text:s text:c="8"/>[</text:span><text:span text:style-name="T65">HttpPost</text:span><text:span text:style-name="T2">]</text:span></text:p>
      <text:p text:style-name="Standard"><text:span text:style-name="T2"><text:s text:c="8"/></text:span><text:span text:style-name="T57">public</text:span><text:span text:style-name="T2"> </text:span><text:span text:style-name="T65">JsonResult</text:span><text:span text:style-name="T2"> DeleteProject(</text:span><text:span text:style-name="T65">Guid</text:span><text:span text:style-name="T2"> g)</text:span><text:span text:style-name="T6">{}</text:span></text:p>
      <text:p text:style-name="Standard"><text:span text:style-name="T2"><text:s text:c="8"/>[</text:span><text:span text:style-name="T65">HttpPost</text:span><text:span text:style-name="T2">]</text:span></text:p>
      <text:p text:style-name="Standard"><text:span text:style-name="T2"><text:s text:c="8"/></text:span><text:span text:style-name="T57">public</text:span><text:span text:style-name="T2"> </text:span><text:span text:style-name="T65">JsonResult</text:span><text:span text:style-name="T2"> ListAttributes</text:span><text:span text:style-name="T6">() {}</text:span></text:p>
      <text:p text:style-name="Standard"><text:span text:style-name="T6"><text:tab/> [</text:span><text:span text:style-name="T65">HttpPost</text:span><text:span text:style-name="T2">]</text:span></text:p>
      <text:p text:style-name="Standard"><text:span text:style-name="T2"><text:s text:c="8"/></text:span><text:span text:style-name="T57">public</text:span><text:span text:style-name="T2"> </text:span><text:span text:style-name="T65">JsonResult</text:span><text:span text:style-name="T2"> AddAttributeToProject(</text:span><text:span text:style-name="T65">Guid</text:span><text:span text:style-name="T2"> pjId, </text:span><text:span text:style-name="T65">Guid</text:span><text:span text:style-name="T2"> attId) { }</text:span></text:p>
      <text:p text:style-name="Standard"><text:span text:style-name="T2"><text:tab/> [</text:span><text:span text:style-name="T65">HttpPost</text:span><text:span text:style-name="T2">]</text:span></text:p>
      <text:p text:style-name="Standard"><text:span text:style-name="T2"><text:s text:c="8"/></text:span><text:span text:style-name="T57">public</text:span><text:span text:style-name="T2"> </text:span><text:span text:style-name="T65">JsonResult</text:span><text:span text:style-name="T2"> RemoveAttributeFromProject(</text:span><text:span text:style-name="T65">Guid</text:span><text:span text:style-name="T2"> pjId, </text:span><text:span text:style-name="T65">Guid</text:span><text:span text:style-name="T2"> attId) </text:span><text:span text:style-name="T7">{ }</text:span></text:p>
      <text:p text:style-name="Standard"><text:span text:style-name="T2"><text:s text:c="8"/>[</text:span><text:span text:style-name="T65">HttpPost</text:span><text:span text:style-name="T2">]</text:span></text:p>
      <text:p text:style-name="P31"><text:span text:style-name="T2"><text:s text:c="8"/></text:span><text:span text:style-name="T57">public</text:span><text:span text:style-name="T2"> </text:span><text:span text:style-name="T65">JsonResult</text:span><text:span text:style-name="T2"> CreateAttribute(</text:span><text:span text:style-name="T66">AttributePOCO</text:span><text:span text:style-name="T2"> att)</text:span><text:span text:style-name="T6">{}</text:span></text:p>
      <text:p text:style-name="Standard"><text:span text:style-name="T2"><text:s text:c="8"/>[</text:span><text:span text:style-name="T65">HttpPost</text:span><text:span text:style-name="T2">]</text:span></text:p>
      <text:p text:style-name="Standard"><text:span text:style-name="T2"><text:s text:c="8"/></text:span><text:span text:style-name="T57">public</text:span><text:span text:style-name="T2"> </text:span><text:span text:style-name="T65">JsonResult</text:span><text:span text:style-name="T2"> RemoveAttribute(</text:span><text:span text:style-name="T65">Guid</text:span><text:span text:style-name="T2"> id)</text:span><text:span text:style-name="T6">{}</text:span></text:p>
      <text:p text:style-name="P18"/>
      <text:p text:style-name="P23">DatasetController <text:span text:style-name="T53">is responsible to create/edit/save dataset on the server.</text:span></text:p>
      <text:p text:style-name="P23"/>
      <text:p text:style-name="P23"><text:span text:style-name="T2"><text:tab/> </text:span><text:span text:style-name="T14">[</text:span><text:span text:style-name="T71">HttpPost</text:span><text:span text:style-name="T14">]</text:span></text:p>
      <text:p text:style-name="Standard"><text:span text:style-name="T2"><text:s text:c="8"/></text:span><text:span text:style-name="T57">public</text:span><text:span text:style-name="T2"> </text:span><text:span text:style-name="T65">JsonResult</text:span><text:span text:style-name="T2"> LoadDataset(</text:span><text:span text:style-name="T65">Guid</text:span><text:span text:style-name="T2"> id)</text:span><text:span text:style-name="T8">{}</text:span></text:p>
      <text:p text:style-name="P24"><text:span text:style-name="T14"><text:tab/> [</text:span><text:span text:style-name="T71">HttpPost</text:span><text:span text:style-name="T14">]</text:span></text:p>
      <text:p text:style-name="P32"><text:span text:style-name="T8"><text:s text:c="8"/></text:span><text:span text:style-name="T58">public</text:span><text:span text:style-name="T8"> </text:span><text:span text:style-name="T67">JsonResult</text:span><text:span text:style-name="T8"> LoadDataset</text:span><text:span text:style-name="T9">s</text:span><text:span text:style-name="T8">(</text:span><text:span text:style-name="T9">List&lt;</text:span><text:span text:style-name="T67">Guid</text:span><text:span text:style-name="T68">&gt;</text:span><text:span text:style-name="T8"> id){}</text:span></text:p>
      <text:p text:style-name="Standard"><text:span text:style-name="T2"><text:s text:c="8"/>[</text:span><text:span text:style-name="T65">HttpPost</text:span><text:span text:style-name="T2">]</text:span></text:p>
      <text:p text:style-name="P32"><text:span text:style-name="T2"><text:s text:c="8"/></text:span><text:span text:style-name="T57">public</text:span><text:span text:style-name="T2"> </text:span><text:span text:style-name="T65">JsonResult</text:span><text:span text:style-name="T2"> EditDataset(</text:span><text:span text:style-name="T65">DatasetPOCO</text:span><text:span text:style-name="T2"> dataset)</text:span><text:span text:style-name="T8">{}</text:span></text:p>
      <text:p text:style-name="Standard"><text:span text:style-name="T2"><text:s text:c="8"/>[</text:span><text:span text:style-name="T65">HttpPost</text:span><text:span text:style-name="T2">]</text:span></text:p>
      <text:p text:style-name="P32"><text:span text:style-name="T2"><text:s text:c="8"/></text:span><text:span text:style-name="T57">public</text:span><text:span text:style-name="T2"> </text:span><text:span text:style-name="T65">JsonResult</text:span><text:span text:style-name="T2"> AddAttributeToDataset(</text:span><text:span text:style-name="T65">Guid</text:span><text:span text:style-name="T2"> attId, </text:span><text:span text:style-name="T65">Guid</text:span><text:span text:style-name="T2"> datasetId)</text:span><text:span text:style-name="T8">{}</text:span></text:p>
      <text:p text:style-name="Standard"><text:span text:style-name="T2"><text:s text:c="8"/>[</text:span><text:span text:style-name="T65">HttpPost</text:span><text:span text:style-name="T2">]</text:span></text:p>
      <text:p text:style-name="P32"><text:span text:style-name="T2"><text:s text:c="8"/></text:span><text:span text:style-name="T57">public</text:span><text:span text:style-name="T2"> </text:span><text:span text:style-name="T65">JsonResult</text:span><text:span text:style-name="T2"> RemoveAttributeFromDataset(</text:span><text:span text:style-name="T65">Guid</text:span><text:span text:style-name="T2"> attId, </text:span><text:span text:style-name="T65">Guid</text:span><text:span text:style-name="T2"> datasetId)</text:span><text:span text:style-name="T8">{}</text:span></text:p>
      <text:p text:style-name="P23"/>
      <text:p text:style-name="P23">TreeController <text:span text:style-name="T54">is responsible to organize the trees on serverside.</text:span></text:p>
      <text:p text:style-name="P23"/>
      <text:p text:style-name="P21"><text:span text:style-name="T2"><text:tab/> [</text:span><text:span text:style-name="T65">HttpPost</text:span><text:span text:style-name="T2">]</text:span></text:p>
      <text:p text:style-name="P33"><text:span text:style-name="T2"><text:s text:c="8"/></text:span><text:span text:style-name="T57">public</text:span><text:span text:style-name="T2"> </text:span><text:span text:style-name="T65">JsonResult</text:span><text:span text:style-name="T2"> SaveTree(</text:span><text:span text:style-name="T65">Tree</text:span><text:span text:style-name="T69">POCO</text:span><text:span text:style-name="T2"> tree) </text:span><text:span text:style-name="T10">{}</text:span></text:p>
      <text:p text:style-name="P22"><text:span text:style-name="T2"><text:tab/> [</text:span><text:span text:style-name="T65">HttpPost</text:span><text:span text:style-name="T2">]</text:span></text:p>
      <text:p text:style-name="P33"><text:span text:style-name="T10"><text:s text:c="8"/></text:span><text:span text:style-name="T59">public</text:span><text:span text:style-name="T10"> </text:span><text:span text:style-name="T69">JsonResult</text:span><text:span text:style-name="T10"> LoadTree(</text:span><text:span text:style-name="T69">Guid</text:span><text:span text:style-name="T10"> id) {}</text:span></text:p>
      <text:p text:style-name="P22"><text:span text:style-name="T2"><text:tab/> [</text:span><text:span text:style-name="T65">HttpPost</text:span><text:span text:style-name="T2">]</text:span></text:p>
      <text:p text:style-name="P33"><text:span text:style-name="T10"><text:s text:c="8"/></text:span><text:span text:style-name="T59">public</text:span><text:span text:style-name="T10"> </text:span><text:span text:style-name="T69">JsonResult</text:span><text:span text:style-name="T10"> LoadTrees(List&lt;</text:span><text:span text:style-name="T69">Guid</text:span><text:span text:style-name="T10">&gt; ids) {}</text:span></text:p>
      <text:p text:style-name="P35"><text:span text:style-name="T10"/></text:p>
      <text:p text:style-name="P27"><text:span text:style-name="T30">A</text:span><text:span text:style-name="T31">lso a function to create trees via different algorithms.</text:span></text:p>
      <text:p text:style-name="P27"><text:span text:style-name="T31"/></text:p>
      <text:p text:style-name="P36"><text:span text:style-name="T32"><text:tab/> </text:span><text:span text:style-name="T2">[</text:span><text:span text:style-name="T65">HttpPost</text:span><text:span text:style-name="T2">]</text:span></text:p>
      <text:p text:style-name="Standard"><text:span text:style-name="T2"><text:s text:c="8"/></text:span><text:span text:style-name="T57">public</text:span><text:span text:style-name="T2"> </text:span><text:span text:style-name="T65">JsonResult</text:span><text:span text:style-name="T2"> createTree(</text:span><text:span text:style-name="T65">Guid</text:span><text:span text:style-name="T2"> worldId)</text:span></text:p>
      <text:p text:style-name="P23"/>
      <text:p text:style-name="P23">AnalysisController <text:span text:style-name="T54">provides the functions for analysing trees.</text:span></text:p>
      <text:p text:style-name="P23"/>
      <text:p text:style-name="P21"><text:span text:style-name="T2"><text:tab/> [</text:span><text:span text:style-name="T65">HttpPost</text:span><text:span text:style-name="T2">]</text:span></text:p>
      <text:p text:style-name="P34"><text:span text:style-name="T2"><text:s text:c="8"/></text:span><text:span text:style-name="T57">public</text:span><text:span text:style-name="T2"> </text:span><text:span text:style-name="T65">JsonResult</text:span><text:span text:style-name="T2"> analyse(</text:span><text:span text:style-name="T69">Guid </text:span><text:span text:style-name="T12">treeId,</text:span><text:span text:style-name="T70"> </text:span><text:span text:style-name="T69">Guid </text:span><text:span text:style-name="T12">datasetId</text:span><text:span text:style-name="T2">)</text:span><text:span text:style-name="T11">{}</text:span></text:p>
      <text:p text:style-name="P25"><text:tab/> <text:s/><text:span text:style-name="T14">[</text:span><text:span text:style-name="T71">HttpPost</text:span><text:span text:style-name="T14">]</text:span></text:p>
      <text:p text:style-name="P25"><text:span text:style-name="T2"><text:s text:c="8"/></text:span><text:span text:style-name="T60">public</text:span><text:span text:style-name="T14"> </text:span><text:span text:style-name="T71">JsonResult</text:span><text:span text:style-name="T14"> analyse(</text:span><text:span text:style-name="T72">Guid </text:span><text:span text:style-name="T15">treeId,</text:span><text:span text:style-name="T73"> </text:span><text:span text:style-name="T15">List&lt;</text:span><text:span text:style-name="T72">Guid</text:span><text:span text:style-name="T15">&gt;</text:span><text:span text:style-name="T72"> </text:span><text:span text:style-name="T15">datasetId</text:span><text:span text:style-name="T14">)</text:span><text:span text:style-name="T17">{}</text:span></text:p>
      <text:p text:style-name="P25"><text:span text:style-name="T14"><text:tab/> [</text:span><text:span text:style-name="T71">HttpPost</text:span><text:span text:style-name="T14">]</text:span></text:p>
      <text:p text:style-name="P25"><text:span text:style-name="T17"><text:s text:c="8"/></text:span><text:span text:style-name="T61">public</text:span><text:span text:style-name="T17"> </text:span><text:span text:style-name="T74">JsonResult</text:span><text:span text:style-name="T17"> analyse(</text:span><text:span text:style-name="T15">List&lt;</text:span><text:span text:style-name="T72">Guid</text:span><text:span text:style-name="T15">&gt;</text:span><text:span text:style-name="T72"> </text:span><text:span text:style-name="T15">treeId,</text:span><text:span text:style-name="T73"> </text:span><text:span text:style-name="T15">List&lt;</text:span><text:span text:style-name="T72">Guid</text:span><text:span text:style-name="T15">&gt;</text:span><text:span text:style-name="T72"> </text:span><text:span text:style-name="T15">datasetId</text:span><text:span text:style-name="T17">){}</text:span></text:p>
      <text:p text:style-name="P25"><text:span text:style-name="T17"/></text:p>
      <text:p text:style-name="P28"><text:span text:style-name="T27">S</text:span><text:span text:style-name="T28">o all functions to com</text:span><text:span text:style-name="T29">m</text:span><text:span text:style-name="T28">unicate with the client side are defined.</text:span></text:p>
      <text:p text:style-name="P28"><text:span text:style-name="T28"/></text:p>
      <text:h text:style-name="P42" text:outline-level="3"><text:span text:style-name="T90">C</text:span><text:span text:style-name="T86">lientside</text:span></text:h>
      <text:p text:style-name="P20"><text:span text:style-name="T86">All functions can be access via the Json-Modelobjects at the clientside. They can be found in the </text:span><text:span text:style-name="T39">project.js</text:span><text:span text:style-name="T86"> und</text:span><text:span text:style-name="T92">er</text:span><text:span text:style-name="T86"> </text:span><text:span text:style-name="T45">Projects/S</text:span><text:span text:style-name="T48">cript</text:span><text:span text:style-name="T86">. </text:span><text:span text:style-name="T93">The Objects provide different functions to be syncronized with the server.</text:span></text:p>
      <text:p text:style-name="P47"><text:span text:style-name="T42"/></text:p>
      <text:p text:style-name="P64"><text:span text:style-name="T97"/></text:p>
      <text:p text:style-name="P62"><text:span text:style-name="T8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nsolas" svg:font-family="Consolas" style:font-family-generic="modern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6DT27M38S</meta:editing-duration>
    <meta:editing-cycles>55</meta:editing-cycles>
    <meta:generator>LibreOffice/4.3.7.2$Windows_x86 LibreOffice_project/8a35821d8636a03b8bf4e15b48f59794652c68ba</meta:generator>
    <dc:date>2015-07-10T16:19:14.902000000</dc:date>
    <dc:creator>Johannes Mihan</dc:creator>
    <meta:document-statistic meta:table-count="0" meta:image-count="0" meta:object-count="0" meta:page-count="4" meta:paragraph-count="129" meta:word-count="798" meta:character-count="5885" meta:non-whitespace-character-count="4800"/>
    <meta:user-defined meta:name="Info 1"/>
    <meta:user-defined meta:name="Info 2"/>
    <meta:user-defined meta:name="Info 3"/>
    <meta:user-defined meta:name="Info 4"/>
  </office:meta>
</office:document-meta>
</file>